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03S" calcext:value-type="time">
            <text:p>19:54:0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05S" calcext:value-type="time">
            <text:p>19:54:0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08S" calcext:value-type="time">
            <text:p>19:54:0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19S" calcext:value-type="time">
            <text:p>19:54:1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19S" calcext:value-type="time">
            <text:p>19:54:1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21S" calcext:value-type="time">
            <text:p>19:54:2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23S" calcext:value-type="time">
            <text:p>19:54:2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26S" calcext:value-type="time">
            <text:p>19:54:2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30S" calcext:value-type="time">
            <text:p>19:54:3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30S" calcext:value-type="time">
            <text:p>19:54:3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30S" calcext:value-type="time">
            <text:p>19:54: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36S" calcext:value-type="time">
            <text:p>19:54:3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37S" calcext:value-type="time">
            <text:p>19:54:3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38S" calcext:value-type="time">
            <text:p>19:54:3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40S" calcext:value-type="time">
            <text:p>19:54:4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41S" calcext:value-type="time">
            <text:p>19:54:4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44S" calcext:value-type="time">
            <text:p>19:54:4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47S" calcext:value-type="time">
            <text:p>19:54:4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50S" calcext:value-type="time">
            <text:p>19:54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50S" calcext:value-type="time">
            <text:p>19:54:5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51S" calcext:value-type="time">
            <text:p>19:54:5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52S" calcext:value-type="time">
            <text:p>19:54:5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4M57S" calcext:value-type="time">
            <text:p>19:54:5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5M02S" calcext:value-type="time">
            <text:p>19:55:0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5M02S" calcext:value-type="time">
            <text:p>19:55:0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5M03S" calcext:value-type="time">
            <text:p>19:55:0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05S" calcext:value-type="time">
            <text:p>19:54:0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09S" calcext:value-type="time">
            <text:p>19:54:0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11S" calcext:value-type="time">
            <text:p>19:54:1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16S" calcext:value-type="time">
            <text:p>19:54:1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17S" calcext:value-type="time">
            <text:p>19:54:1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18S" calcext:value-type="time">
            <text:p>19:54:1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22S" calcext:value-type="time">
            <text:p>19:54:2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23S" calcext:value-type="time">
            <text:p>19:54:2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24S" calcext:value-type="time">
            <text:p>19:54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25S" calcext:value-type="time">
            <text:p>19:54: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25S" calcext:value-type="time">
            <text:p>19:54:2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28S" calcext:value-type="time">
            <text:p>19:54:2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35S" calcext:value-type="time">
            <text:p>19:54:3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37S" calcext:value-type="time">
            <text:p>19:54:3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37S" calcext:value-type="time">
            <text:p>19:54:3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38S" calcext:value-type="time">
            <text:p>19:54: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42S" calcext:value-type="time">
            <text:p>19:54:4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42S" calcext:value-type="time">
            <text:p>19:54:4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45S" calcext:value-type="time">
            <text:p>19:54:4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49S" calcext:value-type="time">
            <text:p>19:54:4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51S" calcext:value-type="time">
            <text:p>19:54:5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51S" calcext:value-type="time">
            <text:p>19:54:5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53S" calcext:value-type="time">
            <text:p>19:54:5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55S" calcext:value-type="time">
            <text:p>19:54: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4M57S" calcext:value-type="time">
            <text:p>19:54:5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0S" calcext:value-type="time">
            <text:p>19:55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0S" calcext:value-type="time">
            <text:p>19:55:0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1S" calcext:value-type="time">
            <text:p>19:55:0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1S" calcext:value-type="time">
            <text:p>19:55:0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3S" calcext:value-type="time">
            <text:p>19:55:0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4S" calcext:value-type="time">
            <text:p>19:55:0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4S" calcext:value-type="time">
            <text:p>19:55:0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5M05S" calcext:value-type="time">
            <text:p>19:55:0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4M24S" calcext:value-type="time">
            <text:p>19:54:2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4M34S" calcext:value-type="time">
            <text:p>19:54:34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4M46S" calcext:value-type="time">
            <text:p>19:54:46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5M00S" calcext:value-type="time">
            <text:p>19:55:00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4M28S" calcext:value-type="time">
            <text:p>19:54:2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4M37S" calcext:value-type="time">
            <text:p>19:54:37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4M50S" calcext:value-type="time">
            <text:p>19:54:5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5M02S" calcext:value-type="time">
            <text:p>19:55:02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table:number-columns-repeated="2"/>
          <table:table-cell table:style-name="ce7"/>
        </table:table-row>
        <table:table-row table:style-name="ro1" table:number-rows-repeated="2">
          <table:table-cell table:style-name="ce1"/>
          <table:table-cell/>
          <table:table-cell table:style-name="ce7"/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 table:number-rows-repeated="7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C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26:10.050353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9:33:14.660227223</meta:creation-date>
    <dc:date>2019-12-16T19:29:33.785877320</dc:date>
    <meta:editing-duration>PT20M22S</meta:editing-duration>
    <meta:editing-cycles>10</meta:editing-cycles>
    <meta:generator>LibreOffice/6.0.7.3$Linux_X86_64 LibreOffice_project/00m0$Build-3</meta:generator>
    <meta:document-statistic meta:table-count="1" meta:cell-count="204" meta:object-count="0"/>
  </office:meta>
</office:document-meta>
</file>